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itle">
      <style:text-properties officeooo:rsid="000ba993" officeooo:paragraph-rsid="000ba993"/>
    </style:style>
    <style:style style:name="P2" style:family="paragraph" style:parent-style-name="Text_20_body">
      <style:text-properties officeooo:rsid="000ba993" officeooo:paragraph-rsid="000ba993"/>
    </style:style>
    <style:style style:name="T1" style:family="text">
      <style:text-properties officeooo:rsid="000bf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Document</text:p>
      <text:p text:style-name="P2"/>
      <text:p text:style-name="P2"/>
      <text:p text:style-name="P2">This is an example <text:span text:style-name="T1">L</text:span>ibre<text:span text:style-name="T1">O</text:span>ffice document. You can edit this locally <text:span text:style-name="T1">on your computer </text:span>and synchronize it via a <text:a xlink:type="simple" xlink:href="https://nextcloud.com/download." text:style-name="Internet_20_link" text:visited-style-name="Visited_20_Internet_20_Link"><text:span text:style-name="T1">N</text:span>extcloud client</text:a>, or edit it directly in the browser via <text:a xlink:type="simple" xlink:href="https://cloud.pub.solar/" text:style-name="Internet_20_link" text:visited-style-name="Visited_20_Internet_20_Link"><text:span text:style-name="T1">https://</text:span>cloud.pub.solar</text:a>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9:11:25.088328196</meta:creation-date>
    <dc:date>2025-02-11T12:25:06.203735716</dc:date>
    <meta:editing-duration>PT4M13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2" meta:word-count="32" meta:character-count="206" meta:non-whitespace-character-count="176"/>
  </office:meta>
</office:document-meta>
</file>